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BENDEZU PORRAS JOHN EMERSO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0760708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763635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OLAR HIDALGO, MARIO NEDE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294333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PUMA TORRES, GERMAN LUIS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392418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3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2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5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5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1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2T20:40:4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